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3fd6" officeooo:paragraph-rsid="00113f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1">7、pascal voc 2012</text:p>
      <text:p text:style-name="P1"><text:tab/>在2017trainval+test和2012trainval数据集中进行模型的训练，并且在2012test进行测试。8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14:06:11.019575241</meta:creation-date>
    <meta:generator>LibreOffice/5.1.6.2$Linux_X86_64 LibreOffice_project/10m0$Build-2</meta:generator>
    <dc:date>2018-06-17T18:47:12.204082188</dc:date>
    <meta:editing-duration>PT4H30M</meta:editing-duration>
    <meta:editing-cycles>1</meta:editing-cycles>
    <meta:document-statistic meta:table-count="0" meta:image-count="0" meta:object-count="0" meta:page-count="1" meta:paragraph-count="2" meta:word-count="31" meta:character-count="79" meta:non-whitespace-character-count="76"/>
  </office:meta>
</office:document-meta>
</file>